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table:number-columns-repeated="4"/>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table:table-cell office:value-type="string" calcext:value-type="string">
            <text:p>Αγαπητός, Αγαπητή, Λέων (Λέοντας, Λεοντάρης, Λεοντάριος, Λεοντόκαρδ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office:value-type="string" calcext:value-type="string">
            <text:p>Φιλοθέης Αθηναίας, Αποστόλων Αρχίππου, Φιλήμονος και Απφίας, Μαρτύρων Ασκληπιοδότης, Ησυχίου, Θεοδότου, Μαξίμου και Πολύευκτου, Ιερομάρτυρος Νικήτα, του Ηπειρώτου, Ιερομάρτυρος Γαβίνου, Οσίων Ευγενίου και Μακαρίου των ομολογητών, Κόνωνος του εν Ιορδάνη και Ραβουλά του συστησαμένου την ομώνυμον Μονήν, Οσίας Μαρίας του Όλονετς, Οσίου Σωφρονίου, Αγίου Ιαροσλάβου του Σοφού</text:p>
          </table:table-cell>
          <table:table-cell office:value-type="string" calcext:value-type="string">
            <text:p>Φιλόθεος, Φιλοθέη (Φιλοθέ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office:value-type="string" calcext:value-type="string">
            <text:p>Αγάθωνος πάπα Ρώμης και Οσίου Αγάθωνος του θαυματουργού, Ανιανού επισκόπου Αλεξανδρείας, Λέοντος επισκόπου Κατάνης του θαυματουργού, Σαδώκ ιερομάρτυρος επισκόπου και των συν αυτώ 128 μαρτύρων των εν Περσία, Μαρτύρων Διδύμου, Ποταμίου και Νεμεσίου των Κυπρίων, Οσίων Κινδέου επισκόπου Πισιδίας, Βησσαρίωνος του Θαυματουργού και Πλωτίνου, Οσίας Μιλδρέδης της εκ Βρεττανίας, Οσιομάρτυρος Μακαρίου και των συν αυτώ αναιρεθέντων, Κορνηλίου Ιερομάρτυρα του εκ Ρωσίας, Αγίου Ευτροπίου, Αγίας μάρτυρος Μαργαρίτας, Σύναξις της Υπεραγίας Θεοτόκου εν Κοζελσκάμσκ της Ρωσίας</text:p>
          </table:table-cell>
          <table:table-cell office:value-type="string" calcext:value-type="string">
            <text:p>[Ανεπίσημα] Αγάθων (Αγάθωνας), Αγαθή (Αγαθία, Αγαθώ)</text:p>
          </table:table-cell>
          <table:table-cell/>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office:value-type="string" calcext:value-type="string">
            <text:p>Ευσταθίου αρχιεπισκόπου Αντιοχείας, Ζαχαρίου πατριάρχου Ιεροσολύμων, Ιωάννου Γ' πατριάρχου Κωνσταντινουπόλεως του από Σχολαστικών, Μαρτύρων Βερουλίου, Σεκουνδίνου, Σιρικίου, Φελισίου, Σερβούλου, Σατουρνίνου, Φορτουνάτου και των συν αυτοίς μαρτυρησάντων, Μαξιμιανού, αρχιεπισκόπου Ραβέννης, Γεωργίου επισκόπου Αμάστριος, Οσίου Τιμοθέου του εν Συμβόλοις, Ανατολίου του εκ Ραϊθούς και Ανδρέου του εκ Μυτιλήνης των Ιεροσολυμιτών</text:p>
          </table:table-cell>
          <table:table-cell office:value-type="string" calcext:value-type="string">
            <text:p>[Ανεπίσημα] Ζαχαρίας (Ζάκης, Ζάχαρης, Ζάχαρος), Ζαχάρω (Ζάκι, Ζαχαρένια)</text:p>
          </table:table-cell>
          <table:table-cell/>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office:value-type="string" calcext:value-type="string">
            <text:p>Μαρτύρων Ανθούσης, Αρίστου επισκόπου Αρσινόης (Κύπρου) και Συνετού, Τελεσφόρου επισκόπου Ρώμης, Οσίων Αθανασίου ομολογητού του εν Παυλοπετρείω, Βαραδάτου, Βλασίου επισκόπου, Θαλασσίου και Λιμναίου του ελεήμονος, Η εύρεσις των λειψάνων των αγίων Αποστόλων Ανδρονίκου και Ιουνίας, Αγίων εννέα Μαρτύρων εν Γεωργία, Νεομάρτυρος Θεοκτίστης του Βορονέζ, Οσίου Γερμανού του εκ Ρωσίας</text:p>
          </table:table-cell>
          <table:table-cell office:value-type="string" calcext:value-type="string">
            <text:p>Ανθούσα (Ανθούση), Θαλάσσιος (Θαλάσσης, Θαλασσινός), Θαλασσία (Θάλασσα, Θαλασσινή)</text:p>
          </table:table-cell>
          <table:table-cell/>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office:value-type="string" calcext:value-type="string">
            <text:p>Πολυκάρπου ιερομάρτυρος επισκόπου Σμύρνης, Αγίων εβδομήκοντα τριών Μαρτύρων, Μαρτύρων Θεής και Κλήμεντος, Οσιομάρτυρος Δαμιανού του εν Λαρίση, Οσίων Αντιόχου, Αντωνίνου, Ιωάννου και Μωυσέως, Γοργονίας, Δαμιανού, Ζεβινά, Πολυχρονίου, Μωυσέως και Δαμιανού εν τη «Νέα Σαμαρεία» της μονής Εσφιγμένου ασκήσαντος, Οσίου Μωυσέως του εκ Ρωσίας</text:p>
          </table:table-cell>
          <table:table-cell office:value-type="string" calcext:value-type="string">
            <text:p>Πολύκαρπος (Πολυκάρπης), Πολυκαρπία (Πολυκάρπη), 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office:value-type="string" calcext:value-type="string">
            <text:p>Του Ασώτου, Α' και Β' εύρεσις κεφαλής Προδρόμου, Οσίου Ιωάννου του Θεριστού, Οσίου Μποϊζίλ του εκ Σκωτίας, Αγίου Εθελμπέρτου βασιλέως της Αγγλίας, Οσίου Εράσμου του εκ Ρωσίας</text:p>
          </table:table-cell>
          <table:table-cell office:value-type="string" calcext:value-type="string">
            <text:p>[Ανεπίσημα] Έρασμος, Ερασμ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office:value-type="string" calcext:value-type="string">
            <text:p>Ταρασίου Πατριάρχου Κωνσταντινουπόλεως, Ιερομάρτυρος Ρηγίνου, επισκόπου Σκοπέλου, Αντωνίου Σάρδεων και Θεοδώρου «του δια Χριστού σαλού», Αλεξάνδρου μάρτυρος του εν Δριζιπάροις, Ιερομάρτυρος Μαρκέλλου επισκόπου Αιπείας Κύπρου</text:p>
          </table:table-cell>
          <table:table-cell office:value-type="string" calcext:value-type="string">
            <text:p>Ρηγίνος (Ρήγας, Ρήγος), Ρηγίνη (Ρεγγίνα, Ρεγίνα, Ρηγίλη, Ρηγίνα, Ρήγισσα, Ρηγούλα, Ρήγω), Ταράσιος (Ταράσης), Ταρασία (Ταρσή, Ταρσώ)</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office:value-type="string" calcext:value-type="string">
            <text:p>Mεγαλομάρτυρος Φωτεινής της Σαμαρείτιδος και των συν αυτή Μαρτύρων: Ανατολής, Βίκτωρος του στρατηλάτου, Ιωσή, Κυριακής, Παρασκευής, Φωτίδος, Φωτεινού, Φωτούς και Θεοκλήτου του φαρμακού, Μαρτύρων Βίκτωρος και Χριστοδούλου, Πορφυρίου επισκόπου Γάζης του Θεσσαλονικέως, Ιωάννου του Κάλφα, Σεβαστιανού δουκός και Χριστοδούλου, Νικολάου του «Κατοπινού», Μνήμη της εις πρεσβύτερον χειροτονίας του αγίου Ιωάννου του Χρυσοστόμου, Θεοδοσίου επισκόπου Νόβγκοροντ, Οσίου Σεβαστιανού του εκ Ρωσίας, Σύναξη Υπεραγίας Θεοτόκου εν Κιέβω</text:p>
          </table:table-cell>
          <table:table-cell office:value-type="string" calcext:value-type="string">
            <text:p>Πορφύριος (Πορφύρης, Πορφυρός), Πορφυρία (Πορφύρα, Πορφυρή, Πορφυρώ), Σεβαστιανός (Σεβαστίνος, Σεβαστός, Σέβης, Σέβος), Σεβαστιανή (Σεβαστή, Σεβαστινή, Σέβη), Φώτιος (Φωτεινός, Φώτης, Φώτις), Φωτεινή (Φαίη, Φώτα, Φωτή, Φωτίκα, Φωτίκω, Φώτω, Φώφη, Φωφώ)</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office:value-type="string" calcext:value-type="string">
            <text:p>Προκοπίου Δεκαπολίτου, Μαρτύρων Γελασίου του μίμου, Νησίου και Τιμοθέου του οσίου, Μαρτύρων Αβουνδαντίου, Αλεξάνδρου, Αντιγόνου, Καλανού, Ιανουαρίου, Μακαρίου, Σεβηριανού, Τιτιανού, Φορτουνίωνος και των συν αυτών, Νεομάρτυρος Ηλία του Τραπεζουντίου, Οσίων Ασκληπιού και Ιακώβου, Οσίων Θαλλελαίου, Στεφάνου του γηροκόμου και Τιμοθέου του εν Καισαρεία, Λεάνδρου επισκόπου Σεβίλλης, Οσίου Τίτου του εκ Ρωσίας, Οσίου Φωτίου του εκ Ρωσίας, Ραφαήλ επισκόπου</text:p>
          </table:table-cell>
          <table:table-cell office:value-type="string" calcext:value-type="string">
            <text:p>Ασκληπιός, Ασκληπιάς (Ασκληπιάδα), Νήσιος (Νήσης), Νήσ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office:value-type="string" calcext:value-type="string">
            <text:p>Τσικνοπέμπτη, Οσίου Βασιλείου ομολογητού, Ιερομάρτυρος Προτερίου, αρχιεπισκόπου Αλεξανδρείας, Μνήμη των αγίων εξ Μαρτύρων, των εξ Αιγύπτου, Μαρτύρων Αβιρκίου, Νέστορος, Μακαρίου, Ρουφίνου, Ιούστου, Θεοφίλου, Καιραλίου, Πουπουλίου, Γαΐου και Σεραπίωνος, Νεομάρτυρος Κυράννας της εκ Βυσσώκας Θεσσαλονίκης, Οσίων Ευβούλου και Νυμφά των «αποστόλων», Βάρσου επισκόπου Δαμασκού, Κύρας και Μαράνας των οσίων και «ευγενών ασκητριών», Οσίου Γερμανού του εκ Ρουμανίας, Αγίου Νικολάου του Πσκωφ, Οσίου Θεοστηρίκτου, Αγίου Ιαροσλάβου του Σοφού, Μνήμη Μεγάλου Σεισμού, Μνήμη των αγίων τεσσαράκοντα χιλιάδων μαρτύρων</text:p>
          </table:table-cell>
          <table:table-cell office:value-type="string" calcext:value-type="string">
            <text:p>Κασσιανός (Κάσης, Κασιανός, Κάσιος, Κάσος, Κάσσης, Κάσσιος, Κάσσος), Κασσιανή (Κασία, Κασιανή, Κασσία, Κάσσυ), Κύρος (Κύρης), Κύρα (Κυρά, Κυράτσα, Κυράτση, Κυρατσούδα, Κυράτσω), Μαριάνν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office:value-type="string" calcext:value-type="string">
            <text:p>Οσιομάρτυρος Ευδοκίας, Μαρτύρων Αντωνίου, Μαρκέλλου, Σιλβέστρου, Σωφρονίου, Αγαπίου, Νικηφόρου, Χαρισίου και Νεστοριανού, Μαρτύρων Γερβασίου και Λέοντος αυταδέλφων, Οσιομάρτυρος Αντωνίνης της εκ Ρωσίας, Οσίων Αγαπίου και Ευδόκιμου των εν Άθω και Δομνίνης της νέας, Οσίου Συνεσίου του εν Λύση της Κύπρου, Δαβίδ αρχιεπισκόπου και προστάτου της Ουαλίας, Οσίων Λουκά του εκ Σικελίας, Μαρτυρίου και Μεθοδίου των εκ Ρωσίας, Νεομάρτυρος Παρασκευά, Νεομάρτυρος Αναστασίας της δια Χριστόν σαλής</text:p>
          </table:table-cell>
          <table:table-cell office:value-type="string" calcext:value-type="string">
            <text:p>Ευδοκία (Ευδοκή, Κική), Παρασκευάς (Παράσχος, Πάρης, Πάρις), Παρασκευή (Βιβή, Βίβιαν, Βέτη, Βέττη, Βούλα, Εβίτα, Εύη), Χαρίσιος (Χαρίσης, Χάρισος), Χαρίσ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office:value-type="string" calcext:value-type="string">
            <text:p>Ψυχοσάββατο Α', Θεοδότου επισκόπου Κυρήνειας της Κύπρου, Μαρτύρων Ευθαλίας της παρθένου, Ησυχίου του συγκλητικού, Νέστορος επισκόπου και Τριβιμίνου διακόνου, Τρωαδίου και των συν αυτώ, Οσίου Κοΐντου του ομολογητού, Αγίων Ανδρονίκου και Αθανασίας, Τσαντ του εκ Σκωτίας, Οσίων Αρσενίου και Αβραμίου των εκ Ρωσίας, Οσίου Αρέθα του Εγκλείστου, Αρσενίου επισκόπου Τβερ της Ρωσίας, Οσίων Βαρσανουφίου, Σάββα, Σαββατίου και Ευφροσύνου των εκ Ρωσίας, Οσίου Ιωακείμ του Ιθακησίου, Αμβροσίου πατριάρχου Γεωργίας, Νικολάου του Πλανά, Σύναξη της Υπεραγίας Θεοτόκου της Ενθρόνου</text:p>
          </table:table-cell>
          <table:table-cell office:value-type="string" calcext:value-type="string">
            <text:p>Ευθαλία (Ευθαλιώ, Θάλεια, Θάλια, Θαλιώ), Τρωάδιος (Τρωάδης, Τρωάδος), Τρωάς (Τρωάδα, Τρωάδη, Τρωαδί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office:value-type="string" calcext:value-type="string">
            <text:p>Της Απόκρεω, Προφήτου Ιωήλ, Μαρτύρων Θεοδωρήτου πρεσβυτέρου Αντιοχείας, Βασιλίσκου, Ευτροπίου και Κλεονίκου, Οσίων Ζήνωνος και Ζωΐλου, Οσίας Πιαμούντος της παρθένου, Οσίας Αλεξάνδρας, Σύναξη της Υπεραγίας Θεοτόκου του Βοκολολάμσκ, Μνήμη των εννέα αγίων μαρτύρων των εκ Γεωργίας, Ιωάννου πατριάρχου Γεωργίας</text:p>
          </table:table-cell>
          <table:table-cell office:value-type="string" calcext:value-type="string">
            <text:p>Κλεόνικος, Κλεονίκη (Κλεονίκω, Νίκ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office:value-type="string" calcext:value-type="string">
            <text:p>Οσίου Γερασίμου του εν Ιορδάνη, Μαρτύρων Παύλου και Ιουλιανής, των αυταδέλφων, Ακακίου, Κοδράτου και Στρατονίκου των από δημίων, Γρηγορίου επισκόπου Κωνσταντίας της Κύπρου, Αδριανού, Οσίου Γρηγορίου επισκόπου Άσσου, Οσίου Γερασίμου του εκ Ρωσίας, Βασιλείου βασιλέως Ροστώβ της Ρωσίας, Οσιομαρτύρων Βασιλείου και Ιωάσαφ, Δανιήλ του πρίγκηπος, Μετακομιδή των λειψάνων του αγίου Βιασεσλάβου του Πρίγκηπος</text:p>
          </table:table-cell>
          <table:table-cell office:value-type="string" calcext:value-type="string">
            <text:p>Γεράσιμος (Μάκης, Μικές, Μίκης), Γερασιμίνα (Μήνα, Μίνα)</text:p>
          </table:table-cell>
          <table:table-cell table:number-columns-repeated="2"/>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office:value-type="string" calcext:value-type="string">
            <text:p>Μαρτύρων Αρχελάου, Κυρίλλου και Φωτίου και των συν αυτοίς 152, Οσίου Κόνωνος του εν Ισαυρία και Κόνωνος του κηπουρού, Ιερομάρτυρος Θεοφίλου επισκόπου Καισαρείας της Παλαιστίνης, Ευλαμπίου και Ευλογίου του εν Παλαιστίνη, Νεομαρτύρων Ιωάννου του Βουλγάρου και Γεωργίου του εκ Ραψάνης Γρεβενών, Οσίων Γρηγορίου αρχιεπισκόπου Κωνστάντιας της Κύπρου και Μάρκου του Αθηναίου πρεσβυτέρου του θαυματουργού, Διαδόχου επισκόπου Φωτικής, Νικολάου επισκόπου Αχρίδος και Ζίτσης, Οσίου Κιερανού του εξ Ιρλανδίας, Οσίων Ιωάσαφ και Βασιλείου των εκ Ρωσίας, Οσίων Αδριανού και Λεωνίδου των εκ Ρωσίας, Ανακομιδή των λειψάνων του αγίου Θεοδώρου του πρίγκηπος και των υιών αυτού αγίων Δαυίδ και Κωνσταντίνου</text:p>
          </table:table-cell>
          <table:table-cell office:value-type="string" calcext:value-type="string">
            <text:p>Αρχέλαος, Ευλόγιος (Ευλογής), Ευλογία, Κόνων</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office:value-type="string" calcext:value-type="string">
            <text:p>Μνήμη της ευρέσεως του Τιμίου Σταυρού μετά των Τιμίων Ήλων υπό της μακαρίας Ελένης, Μεγαλομαρτύρων Αετίου, Θεοδώρου, Θεοφίλου, Κωνσταντίνου και Μελισσηνού των στρατηγών, Βασσόη, Καλλίστου, Κρατερού και των συν αυτοίς 42 μαρτύρων των εξ Αμορίου (Φρυγίας) και εν Βαγδάτη μαρτυρησάντων, Ευβούλου, Ευφρόσυνου και Ιουλιανού, Οσίων Αρκαδίου αρχιεπισκόπου Κύπρου, Ησυχίου του θαυματουργού και Μαξίμου του μάρτυρος, Οσίου Ιώβ του Ερημίτου, Ανακομιδή Λειψάνων Νεομάρτυρος Αβραμίου, Σύναξη της Υπεραγίας Θεοτόκου της Τσζεστόκοβα, Σύναξη της Υπεραγίας Θεοτόκου της Καρδίας, Σύναξη της Υπεραγίας Θεοτόκου της Ουρανίου Χαράς</text:p>
          </table:table-cell>
          <table:table-cell office:value-type="string" calcext:value-type="string">
            <text:p>Ησύχιος (Ησύχης), Ησυχία</text:p>
          </table:table-cell>
          <table:table-cell/>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office:value-type="string" calcext:value-type="string">
            <text:p>Των εν Χερσώνι επισκοπευσάντων αγίων ιερομαρτύρων Αγαθοδώρου, Αιθέριου, Βασιλέως, Ελπιδίου, Ευγενίου, Εφραίμ και Καπίτωνος, Οσίων Αρκαδίου και Νέστορος επισκόπων Τριμυθούντος, Μαρτύρων Αιμιλιανού, Ιακώβου και Μαριανού, Εφραίμ πατριάρχου Αντιοχείας, Ιωάννου επισκόπου Υόρκης, Παύλου του Απλού του ομολογητού και Λαυρεντίου του εκ Μεγάρων, κτίτορος της μονής «Φανερωμένης» εν Σαλαμίνι, Σύναξη Υπεραγίας Θεοτόκου «της των Αμαρτωλών Εγγυήσεως»</text:p>
          </table:table-cell>
          <table:table-cell office:value-type="string" calcext:value-type="string">
            <text:p>Ευγένιος (Ευγένης), Ευγένια (Ευγενεία, Ευγενίκη, Τζένη)</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office:value-type="string" calcext:value-type="string">
            <text:p>Αποστόλου Ερμού εκ των Εβδομήκοντα, επισκόπου Δαλματίας, Οσίων Θεοφυλάκτου επισκόπου Νικομηδείας, Παύλου του ομολογητού επισκόπου Πλουσιάδος και Δομετίου, Δίωνος μάρτυρος, Κυρίλλου Ιερομάρτυρα, Μαρτύρων Φηλικίτης, Ερενίας, Ρογάτου, Φήλικος, ετέρου Ρογάτου, Βεάτου, Ουρβανού, Σιλβανού και Μαμμίλου, Οσίων Λαζάρου και Αθανασίου των εκ Ρωσίας, Σύναξη της Υπεραγίας Θεοτόκου του Σημείου</text:p>
          </table:table-cell>
          <table:table-cell office:value-type="string" calcext:value-type="string">
            <text:p>Ερμείας (Ερμαίας, Ερμαίος, Ερμής), Ερμειάς (Ερμεία), Θεοφύλακτος (Φυλακτός, Φυλαχτός), Θεοφύλακτη (Φυλακτή, Φυλαχτή)</text:p>
          </table:table-cell>
          <table:table-cell/>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office:value-type="string" calcext:value-type="string">
            <text:p>Των αγίων μεγάλων Τεσσαράκοντα μαρτύρων των εν τη λίμνη Σεβαστείας μαρτυρησάντων: Αγγία, Αγλαΐου, Αετίου, Αθανασίου, Ακακίου, Αλεξάνδρου, Βιβιανού, Γαΐου, Γοργονίου, Δομετιανού, Δόμνου, Εκδικίου, Ευνοϊκού, Ευτυχίου, Ηλιανού, Ηλία, Ηρακλείου, Ησυχίου, Θεοδούλου, Θεοφίλου, Ιωάννου, (Κανδίδου), Κλαυδίου, Κυρίλλου, Κυρίωνος, Λεοντίου, Λυσιμάχου, Μελίτωνος, Νικολάου, Ξανθίου, Ουαλερίου, Ουάλη, Πρίσκου, Σαρκεδώνος, Σεβηριανού, Σισιννίου, Σμαράγδου, Φιλοκτήμονος, Φλαβίου και Χουδίωνος, Ουρπασιανού μάρτυρος, Αγίου Καισαρίου αδελφού αγίου Γρηγορίου του Θεολόγου, Αγίων Μαρτύρων παππού, μάμμης, πατρός, μητρός και των δύο τέκνων, Οσίου Πασιανού επισκόπου Βαρκελώνης της Ισπανίας, Αγίου Κωνσταντίνου της Κορνουάλλης, Οσίου Βιταλίου του εκ Σικελίας, Οσίου Κλεόπα του εκ Ρωσίας, Σύναξη της Υπεραγίας Θεοτόκου εν Αλμπαζίν της Ρωσίας</text:p>
          </table:table-cell>
          <table:table-cell office:value-type="string" calcext:value-type="string">
            <text:p>Αετίων (Αέτης, Αέτιος, Αετός), Αετίς (Αετίνα), Βιβιανός, Βιβιανή (Βιβή, Βίβιαν, Βιβιάνα), Ηλιανός, Ηλιανή (Ηλιάνα, Ιλιάνα, Λιάνα), Λυσίμαχος, Λυσιμάχη, Ξάνθιος (Ξανθιάς, Ξάνθος, Ξανθούλιος), Ξανθή (Ξένια), Σαράντης (Σαράντος), Σαραντή (Σαραντούλα), Σεβηριανός (Σέβηρος), Σεβηριανή, Σμάραγδος (Σμαραγδένιος, Σμαράγδης, Σμάρης), Σμαραγδία (Σμάρα, Σμαράγδα, Σμαραγδένια, Σμαραγδή, Σμαράγδω, Σμαρούλα, Σμαρώ), Φιλοκτήμων (Φιλοκτήμονας)</text:p>
          </table:table-cell>
          <table:table-cell table:number-columns-repeated="2"/>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office:value-type="string" calcext:value-type="string">
            <text:p>Τυροφάγου, Κοδράτου του εν Κορίνθω και των συν αυτώ Ανεκτού, Διονυσίου, Κρήσκεντος, Κυπριανού, Παύλου και Μαρκιανού, Νεομάρτυρος Μιχαήλ Μαυροειδή του εν Αδριανουπόλει, Οσίας Αναστασίας της πατρικίας, Οσίου Αγάθωνος, Οσίου Ιωάννου του εκ Γεωργίας</text:p>
          </table:table-cell>
          <table:table-cell office:value-type="string" calcext:value-type="string">
            <text:p>[Ανεπίσημα] Κόδρος (Κοδράτος), Κόδρα</text:p>
          </table:table-cell>
          <table:table-cell table:number-columns-repeated="2"/>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office:value-type="string" calcext:value-type="string">
            <text:p>Καθαρά Δευτέρα, Σωφρονίου Πατριάρχου Ιεροσολύμων, Θεοδώρας της βασιλίσσης Άρτης της εκ Σερβίων Κοζάνης, Γεωργίου του Σιναΐτου, Γεωργίου του θαυματουργού και νεοφανούς του εν Διϊπίω, Ζαχαρίου, Ιερομάρτυρος Πιονίου πρεσβυτέρου και Σαβίνας, Μαρτύρων Θαλλού και Τροφίμου, των εν Λαοδικεία και Σαβίνα, Μαρτύρων Ηρακλέους και Ζωσιμά, Μνήμη των Σύρων μαρτύρων, Αγίου Κωνσταντίνου βασιλέως του Στραθκλάϊντ, Ιερομάρτυρος Ευλογίου και των συν αυτώ, Λωκρητίας (Λουκρητίας) και δύο άλλων ανωνύμων παρθένων, Μνήμη της ανακομιδής των λειψάνων του αγίου μάρτυρος Επιμάχου, Ευθυμίου του θαυματουργού αρχιεπισκόπου Νόβγκοροντ, Αγίου Παύλου τσάρου της Ρωσίας, Οσίου Σωφρονίου του Εγκλείστου, Σωφρονίου επισκόπου Βράτσης της Βουλγαρίας, Οσίου Αλεξίου του εκ Ρωσίας</text:p>
          </table:table-cell>
          <table:table-cell office:value-type="string" calcext:value-type="string">
            <text:p>Θαλής (Θαλλής, Θαλλός), Θάλεια (Θάλλεια, Θάλλω), Θεόδωρος (Δώρης, Θοδωρής, Θόδωρος, Θώδης, Θώδος), Θεοδώρα (Δώρα, Θοδώρα, Ντόρα), Σαβίνα (Ζαμπίνα, Ζαμπία, Σαμπίνα), Σωφρόνιος (Σωφρόνης), Σωφρονία (Σωφρόνη)</text:p>
          </table:table-cell>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office:value-type="string" calcext:value-type="string">
            <text:p>Γρηγορίου του Μεγάλου, Πάπα Ρώμης, του επονομαζόμενου «Διαλόγου», Θεοφάνους ομολογητού, επισκόπου Σιγριανής, Οσίων Συμεώνος του νέου Θεολόγου και Συμεών του Ευλαβούς, Φινεές του δικαίου και Ααρών, αδελφού του θεόπτου Μωϋσέως, Των Αγίων εννέα εν Περσίδι Μαρτύρων, Αγίου Δημητρίου βασιλέως της Γεωργίας, Ιερομάρτυρος Νικηφόρου της Κριμαίας, Οσίου Νικοδήμου του Ηγουμένου της μονής εν Μάμμολα της Καλαβρίας</text:p>
          </table:table-cell>
          <table:table-cell office:value-type="string" calcext:value-type="string">
            <text:p>Γρηγόριος (Γόλης, Γρηγόρης), Γρηγορία, Θεοφάνης (Φάνης), Θεοφανία (Θεανώ, Θεοφανώ, Φανή, Φανή, Φάνια, Φένια)</text:p>
          </table:table-cell>
          <table:table-cell/>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office:value-type="string" calcext:value-type="string">
            <text:p>Ανακομιδή λειψάνων Νικηφόρου Πατριάρχου Κωνσταντινουπόλεως του Ομολογητού, Πουπλίου επισκόπου Αθηνών, Ιερομάρτυρος Μαρίου επισκόπου Σεβαστείας, Μαρτύρων Αβίβου του Αιγυπτίου, Αφρικανού, Πουπλίου, Τερεντίου και Χριστίνης της εκ Περσίας, Μαρτύρων Αλεξάνδρου, Διονυσίου και Φρόντωνος, Οσίας Ευφρασίας, Οσιομάρτυρος Θεοκτίστου</text:p>
          </table:table-cell>
          <table:table-cell office:value-type="string" calcext:value-type="string">
            <text:p>Λέανδρος, Μάριος, Μαρία (Μανιώ, Μαργέτα, Μαργετίνα, Μαριώ, Μαριωρή, Μαρίκα, Μαριγώ, Μαριέττα, Μαρινίκη, Μαρούσα, Μάρσια, <text:s/>Μάρω)</text:p>
          </table:table-cell>
          <table:table-cell/>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office:value-type="string" calcext:value-type="string">
            <text:p>Οσίου Βενεδίκτου του εκ Νουρσίας, αρχιμανδρίτου Ρώμης, Ευσχήμονος του Ομολογητού, επισκόπου Λαμψάκου, Μάρτυρος Αλεξάνδρου του εν Πύδνη, Μάρτυρος Φλωρεντίου του εν Θεσσαλονίκη, Μαρτύρων Βασιλείου και Ευφρασίου, Πέτρου και Αφροδισίου, Ευτυχίου και των συν αυτώ Μαρτύρων, Βονιφατίου επισκόπου Ρος της Σκωτίας, Αγίου Ροστισλάβου, πρίγκηπος Κιέβου και Σμολένσκ, Θεογνώστου του Έλληνος, μητροπολίτου Κιέβου, Ιωάννου του δια Χριστόν σαλού, Οσίου Ανδρέου του εκ Ρωσίας, Σύναξη Υπεραγίας Θεοτόκου του Θεοδώρου</text:p>
          </table:table-cell>
          <table:table-cell office:value-type="string" calcext:value-type="string">
            <text:p>Βενέδικτος, Βενεδίκτη (Βενεδικτίνα, Βενεδικτίνη), Ευφράσιος (Ευφράσας, Ευφράσης, Φράσας, Φράσης, Φράσιος), 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office:value-type="string" calcext:value-type="string">
            <text:p>Αριστοβούλου αποστόλου, επισκόπου Βρετανίας, Μάρτυρος Αγαπίου και των συν αυτώ: Πλησίου, Ρωμύλου, Τιμολάου, Αλεξάνδρου, Αλεξάνδρου, Διονυσίου και Διονυσίου, Νικάνδρου του εν Αιγύπτω, Νεομαρτύρων Μανουήλ Κρητός του εν Χίω και Παρθενίου διακόνου του εν Διδυμοτείχω, Οσίου Ιωάννου του εν τω φρεάτι, Ανάμνησις της σωτηρίας της νήσου Λευκάδος εκ του σεισμού <text:s text:c="4"/>Αριστοβούλου αποστόλου, επισκόπου Βρετανίας († α΄αι.) <text:s text:c="4"/>Μάρτυρος Αγαπίου και των συν αυτώ: Πλησίου, Ρωμύλου, Τιμολάου, Αλεξάνδρου, Αλεξάνδρου, Διονυσίου και Διονυσίου <text:s text:c="4"/>Νικάνδρου του εν Αιγύπτω <text:s text:c="4"/>Νεομαρτύρων Μανουήλ Κρητός, του εν Χίω (†1792) και Παρθενίου διακόνου, του εν Διδυμοτείχω (†1805) <text:s text:c="4"/>Οσίου Ιωάννου του εν τω φρεάτι <text:s text:c="4"/>Ανάμνησις της σωτηρίας της νήσου Λευκάδος εκ του σεισμού </text:p>
          </table:table-cell>
          <table:table-cell office:value-type="string" calcext:value-type="string">
            <text:p>Αγάπιος, Αγάπη, [Ανεπίσημα] Αριστόβουλος, Αριστοβούλη</text:p>
          </table:table-cell>
          <table:table-cell/>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office:value-type="string" calcext:value-type="string">
            <text:p>Αγίου Θεοδώρου, Μάρτυρος Σαβίνου του εν Αιγύπτω, Μάρτυρος Πάπα του εκ Λυκαονίας, Χριστοδούλου του εν Πάτμω, Αγίων δέκα μαρτύρων, των εν Φοινίκη, Μάρτυρος Ιουλιανού του εξ Αναζαρβού (Ιουλιανού του Κίλικος), Ιερομάρτυρος Ρωμανού του εν Παρίω, Ιερομάρτυρος Αλεξάνδρου Πάπα Ρώμης, Οσίου Ανίνου του εν τω Ευφράτη του Θαυματουργού, Οσίου Ιωάννου του εν Ρουφινιαναίς, Ιερομαρτύρων Εβεντίου και Θεοδούλου, Αγίου Αντωνίου του εκ Γεωργίας, Οσίου Ποιμένος του εκ Γεωργίας</text:p>
          </table:table-cell>
          <table:table-cell office:value-type="string" calcext:value-type="string">
            <text:p>Θεόδωρος (Δώρης, Θοδωρής, Θόδωρος, Θώδης, Θώδος), Θεοδώρα (Δώρα, Θοδώρα, Ντόρα), Ιουλιανός (Γιουλιανός, Γιολανός, Γιούλης, Ιούλιος), Ιουλιανή (Γιολάντα, Γιουλία, Γιούλα, Ιουλία, Τζούλια), Χριστόδουλος, Χριστοδούλη (Χριστοδούλ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office:value-type="string" calcext:value-type="string">
            <text:p>Κυριακή της Ορθοδοξίας, Αλεξίου «του ανθρώπου του Θεού», Μαρτύρων Μαρίνου του εν Αλεξανδρεία και Οσίου Παύλου του Κρητός, Θεοστηρίκτου του ομολογητού, Λαζάρου Δικαίου, Πατρικίου Αποστόλου της Ιρλανδίας, Οσίου πατρός ημών Μακαρίου ηγουμένου της μονής Κολγιαζίν, Οσιομάρτυρος Γαβριήλ του Μικρού του εκ Γεωργίας, Οσιομάρτυρος Παύλου, υπερασπιστού των εικόνων, Ιερομάρτυρος Θεοδούλου του Σιναΐτου, Μνήμη της μετά φιλανθρωπίας επενεχθείσης φοβεράς απειλής του σεισμού</text:p>
          </table:table-cell>
          <table:table-cell office:value-type="string" calcext:value-type="string">
            <text:p>Άξιος, Άξια, Αλέξιος (Αλέξης, Αλέκος), Αλεξία (Αλέξα, Αλέκα), Γερτρούδη, Λωξάνδρα (Λωξάντρα), Ορθοδόξης (Δοξάκης, Δόξης), Ορθοδοξία (Δόξα, Ορθούλα), Ρωξάνη (Ρωξάν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office:value-type="string" calcext:value-type="string">
            <text:p>Κυρίλλου αρχιεπισκόπου Ιεροσολύμων, Μαρτύρων Ευκαρπίωνος, Τροφίμου και ετέρων Μυρίων (10.000) των εν Νικομηδεία, τους αυχένας τμηθέντων, Οσίου Ανανίου του θαυματουργού, Οσίου Κυρίλλου του Αστραχάν, Αγίου Εδουάρδου, βασιλέως της Αγγλίας</text:p>
          </table:table-cell>
          <table:table-cell office:value-type="string" calcext:value-type="string">
            <text:p>Εδουάρδος (Εντυ, Εντουαρντ), [Ανεπίσημα] Κύριλλος, Κυριλλία (Κυρίλλα, Κυρίλλη)</text:p>
          </table:table-cell>
          <table:table-cell/>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office:value-type="string" calcext:value-type="string">
            <text:p>Διοδώρου πρεσβυτέρου και Μαριανού διακόνου, Μαρτύρων Χρυσάνθου και Δαρείας της Αθηναίας, Κλαυδίου του τριβούνου, Ιλαρίας της συζύγου του και των τέκνων Ιάσωνος και Μαύρου και των συν αυτοίς, Ανεκτού και Παγχαρίου του εν Νικομηδεία, Νεομάρτυρος Δημητρίου του Τορναρά, Οσίας Μαρίας ή Μάρθας της πριγκιπίσσης, Οσίου Ιννοκεντίου του Θαυματουργού, Αγίου νεομάρτυρος Νικολάου του εν Σμύρνη αθλήσαντος, Σύναξη της Υπεραγίας Θεοτόκου της Τρυφερής</text:p>
          </table:table-cell>
          <table:table-cell office:value-type="string" calcext:value-type="string">
            <text:p>Δαρείος, Δαρεία (Δάρα, Δάρω), Χρύσανθος, Χρυσανθίς (Χρυσάνθ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office:value-type="string" calcext:value-type="string">
            <text:p>Των εν Αμινσώ Αγίων Αββάδων, των λεγομένων Μαύρων, των εν τη μονή αγίου Σάββα αναιρεθέντων, Μαρτύρων Ακύλα του επάρχου, Αλεξανδρίας και των συν αυτή εν Αμινσώ επτά γυναικών: Ευφημίας, Ευφρασίας, Θεοδοσίας, Θεοδώρας, Ιουλιανής, Κλαυδίας και Ματρώνης, Λολλίωνος, Εμμανουήλ και Ροδιανού, Νεομάρτυρος Μύρωνος του ράπτου, του εξ Ηρακλείου Κρήτης, Νικήτα επισκόπου Απολλωνιάδος του ομολογητού, Οσίου Kουθβέρτου του εκ Βρετανίας, Αγίου μάρτυρος Λουαρσάβου βασιλέως της Γεωργίας, Ιερομάρτυρος Ευφροσύνου του εκ Ρωσίας</text:p>
          </table:table-cell>
          <table:table-cell office:value-type="string" calcext:value-type="string">
            <text:p>Κλαύδιος (Κλαυδίνος), Κλαύδια (Κλό, Κλόντια, Κλώντια), Ροδιανός (Ρόδης, Ροδινός, Ροδίνης, Ροδίων), Ροδιανή (Ροδάνθη, Ροδή, Ροδιάνα, Ροδία, Ροζάνθη)</text:p>
          </table:table-cell>
          <table:table-cell/>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office:value-type="string" calcext:value-type="string">
            <text:p>Θωμά πατριάρχου Κωνσταντινουπόλεως, Βηρύλλου επισκόπου Κατάνης, Μαρτύρων Δομνίνου και Φιλήμονος των εκ Θεσσαλονίκης, Νεομάρτυρος Μιχαήλ του εκ Γρανίτσης Ευρυτανίας, Οσίων Ιακώβου επισκόπου του ομολογητού, Σεραπίωνος του από Σιδώνος και Μαρίας της εκ Πέργης, Ιερομάρτυρος Θεοδώρου επισκόπου Ποζδέγιεβ της Ρωσίας, Οσίου Σεραφείμ του εκ Βυρίτσας της Ρωσίας</text:p>
          </table:table-cell>
          <table:table-cell office:value-type="string" calcext:value-type="string">
            <text:p>[Ανεπίσημα] Βήρυλλος, Δομίνικος (Δομνίνος), Δομινίκη (Δόμνα, Δομνίκα, Δομνίκη)</text:p>
          </table:table-cell>
          <table:table-cell/>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office:value-type="string" calcext:value-type="string">
            <text:p>Ιερομάρτυρος Βασιλείου Αγκύρας, του πρεσβυτέρου, Μαρτύρων Καλλινίκου, Βασιλίσσης και Καλλίνικης, Δροσίδος, θυγατρός βασιλέως Τραϊανού και των συν αυτή πέντε Κανονικών, Οσιομάρτυρος Ευθυμίου εκ Δημητσάνης, του εν Κωνσταντινουπόλει, Ιερομάρτυρος Βασιλείου επισκόπου Μανγκαζίας της Σιβηρίας του Θαυματουργού, Οσιομάρτυρος Σοφίας της εν Κιέβω, Ιερομάρτυρος Δημητρίου του εν Κιέβω</text:p>
          </table:table-cell>
          <table:table-cell office:value-type="string" calcext:value-type="string">
            <text:p>Δρόσος, Δροσίς (Δροσία, Δροσίδα, Δροσοσταλία, Δροσοσταλίδα, Δρόσω)</text:p>
          </table:table-cell>
          <table:table-cell/>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office:value-type="string" calcext:value-type="string">
            <text:p>Ιερομάρτυρος Νίκωνος και των συν αυτώ 199 των επί του Ταυρομενίου όρους μαρτυρησάντων, Μάρτυρος Δομετίου, Οσιομάρτυρος Λουκά εξ Αδριανουπόλεως του εν Μυτιλήνη, Οσίων Εφραίμ, Θεοδοσίου και Παχωμίου των εκ Ρωσίας, Οσίου Νίκωνος καθηγουμένου της Λαύρας των Σπηλαίων, Βασσιανού επισκόπου Ροστόβ</text:p>
          </table:table-cell>
          <table:table-cell office:value-type="string" calcext:value-type="string">
            <text:p>[Ανεπίσημα] Δομέτιος, Νίκων, Νίκη</text:p>
          </table:table-cell>
          <table:table-cell/>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office:value-type="string" calcext:value-type="string">
            <text:p>Γρηγορίου του Παλαμά, Προεόρτια του Ευαγγελισμού της Θεοτόκου, Ιερομάρτυρος Αρτέμονος επισκόπου Σελευκείας της Πισιδίας, Παρθενίου Γ΄ Πατριάρχου Κωνσταντινουπόλεως, Των εν Καισαρεία Παλαιστίνης Οκτώ Μαρτύρων, Οσίων Αβραάμ του εν τω όρει Λάτρω, Ζαχαρίου «του εν Χαρσικίω», Μαρτίνου του Θηβαίου και Στεφάνου του Ξυλινίτου, Μαρτύρων Ρωμύλου και Σεκούνδου αυταδέλφων, Ιερομάρτυρος Αρτέμονος πρεσβυτέρου Λαοδικείας, Τιμολάου και των συν αυτώ επτά Μαρτύρων, Οσίου Ζαχαρίου του εν τη Λαύρα του Κιέβου, Μαρτύρων Πέτρου και Στεφάνου των εν Καζάν, Σύναξη Υπεραγίας Θεοτόκου του Όρους του Συννέφου, Ανάμνηση Θαύματος εν τη Λαύρα των Σπηλαίων του Κιέβου</text:p>
          </table:table-cell>
          <table:table-cell office:value-type="string" calcext:value-type="string">
            <text:p>Γρηγόριος (Γόλης, Γρηγόρης), Γρηγορία, [Ανεπίσημα] Αβραάμ, Αβραμία, Αρτέμων (Αρτέμονας)</text:p>
          </table:table-cell>
          <table:table-cell/>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office:value-type="string" calcext:value-type="string">
            <text:p>Ευαγγελισμός της Θεοτόκου, Πελαγίας και Θεοδοσίας, Οσίου Σεννουφίου του «σημειοφόρου», Μνήμη του εκ δημίων αγίου μάρτυρος, Οσίου Τίμωνος του Ερημίτου, Οσίου Παρθενίου του Κιέβου, Τύχωνος Πατριάρχου Μόσχας, Σύναξη Υπεραγίας Θεοτόκου της Βάτου, Σύναξη Υπεραγίας Θεοτόκου της Ευαγγελίστριας, Σύναξη Υπεραγίας Θεοτόκου των Κηπουρέων</text:p>
          </table:table-cell>
          <table:table-cell office:value-type="string" calcext:value-type="string">
            <text:p>Εθνεγερσία, Ευάγγελος (Αγγελής, Βαγγέλης, Βαγγέλας, Βάγγος), Ευαγγελία (Βαγγελίτσα, Βαγγελή, Βαγγελίνα, Βαγγελιώ, Βάγγια, Εύα, Κέλλυ, Λιλή, Λιλίκα, Λίτσα)</text:p>
          </table:table-cell>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office:value-type="string" calcext:value-type="string">
            <text:p>Αγίου Πούλιου του Αναγνώστου, Σύναξη του αρχαγγέλου Γαβριήλ και απόδοση της Εορτής, Των εν Γοτθία Ιερομαρτύρων Βαθούση και Ουίρκα και των δύο αυτού υιών και τριών θυγατέρων και των συν αυτοίς 14 ανδρών: Αβίππα, Αγγία, Αγιά, Αρπύλα οσίου, Ηγάθρακος, Ησκόη, Θέρθα, Ρύακος, Ρυία, Σέιμβλα, Σίλα, Σιγητζά, Σουηρίλλα, Φίλγα καί 7 γυναικών: Αλλάς, Αννης, Αννιμαΐδος, Βάρις, Μαμίκα, Μωίκα, Ουίρκα, Μαρτύρων Κοδράτου, Θεοδοσίου, Εμμανουήλ και ετέρων Τεσσαράκοντα των εν τη Ανατολή, Μαρτύρων Πέτρου, Μαρκιανού, Ιωάννου, Θέκλας, Κασσιανού και των συν αυτοίς, Ιερομάρτυρος Μοντανού και Μαξίμης, Ιερομάρτυρος Ειρηναίου επισκόπου Σιρμίου, Μαρτύρων Δομνίνου και Φιλήμονος των εκ Θεσσαλονίκης, Ιερομάρτυρος Θεοδώρου, Ειρηναίου διακόνου, Μάρτυρος Ευτυχίου του υποδιακόνου, Σεραπίωνος και Αμμωνίου των αναγνωστών, Αγίων είκοσι έξι Μαρτύρων των εν Γοτθία μαρτυρησάντων, Οσίων Στεφάνου του Ξυλινίτου και Βασιλείου του νέου, Νεομάρτυρος Γεωργίου του εκ Βουλγαρίας, Διήγηση ωφέλιμος Μάλχου μοναχού αιχμαλωτισθέντος</text:p>
          </table:table-cell>
          <table:table-cell office:value-type="string" calcext:value-type="string">
            <text:p>Πούλιος, Πούλια, Συλάς (Σύλος), Σύλα (Σύλη, Σύλι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office:value-type="string" calcext:value-type="string">
            <text:p>Ματρώνης της εν Θεσσαλονίκη, Φιλητού του συγκλητικού, Λυδίας της συζύγου και των τέκνων των Θεοπρεπίου και Μακεδόνος, Αμφιλοχίου του δουκός και Κρονίδου του κομενταρησίου, Βαρουχίου και Ιωάννου, Προφήτου Ανανίου, Οσίων Παύλου Σημειοφόρου επισκόπου Κορίνθου, Ευτυχίου και Κηρύκου του εν Άπρω, Εφραίμ αρχιεπισκόπου Ροστόβ της Ρωσίας, Αγίου Αμβροσίου πατριάρχου Γεωργίας</text:p>
          </table:table-cell>
          <table:table-cell office:value-type="string" calcext:value-type="string">
            <text:p>Λήδα (Λύδα, Λυδία), Μακεδών (Μακεδόνας, Μακεδόνης, Μακεδόνιος), Μακεδονία, Ματρώνα (Ματρόνα), Φίλητος, Φιλήτα (Φιλήτη)</text:p>
          </table:table-cell>
          <table:table-cell/>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office:value-type="string" calcext:value-type="string">
            <text:p>Ηρωδίωνος αποστόλου και μάρτυρος επισκόπου Πατρών, Οσίου Ιλαρίωνος του νέου ηγουμένου μονής της Πελεκητής, Οσίου Ησυχίου του Ιεροσολυμίτου, Αγίου Μποϋάν του επονομαζομένου Ενραβωτά, πρίγκηπος των Βουλγάρων, Οσιομάρτυρος Ευστρατίου του Νηστευτού, Οσίων Φαύστου και Στεφάνου των εκ Ρωσίας των Θαυματουργών, Αγίου Μστισλάβου πρίγκηπος του Βλαντιμίρ, Οσίων Ιλαρίωνος και Ιωνά των εκ Ρωσίας, Οσίου Διονυσίου του Ελεήμονος, Ιωάννου του εκ Γεωργίας</text:p>
          </table:table-cell>
          <table:table-cell office:value-type="string" calcext:value-type="string">
            <text:p>[Ανεπίσημα] Ηρωδίων (Ηρώδης, Ροδής, Ρόδιος, Ροδίων, Ρόδος), Ηρωδιάς (Ηρωδιάδα, Ροδιά, Ροδίτα, Ρόζα, Ροζαλία, Ροζίτα, Ροζίνα, Ροζάνα), Μπουάν</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office:value-type="string" calcext:value-type="string">
            <text:p>Μάρκου επισκόπου Αρεθουσίων, Κυρίλλου διακόνου εν Φοινίκη μαρτυρήσαντος και των συν αυτοίς παρθένων γυναικών και ιερωμένων ανδρών: Ιωνά, Βαραχησίου, Αβίβου, Ζανιθά, Ηλία, Λαζάρου, Μάρη, Μαρούθα, Ναρσή, Σάβα και Σιμιάθου, Οσίου Ευσταθίου Ομολογητού επισκόπου Κίου της Βιθυνίας, Οσίου Ησυχίου του Σιναΐτου, Οσίων Μάρκου, Ιωνά και Βάσσου των εν τη Λαύρα του Πσκωφ, Διαδόχου επισκόπου Φωτικής, Εφραίμ αρχιεπισκόπου Ροστόβ της Ρωσίας</text:p>
          </table:table-cell>
          <table:table-cell office:value-type="string" calcext:value-type="string">
            <text:p>[Ανεπίσημα] Κύριλλος, Κυριλλία (Κυρίλλα, Κυρίλλη), Μάρκος (Μαρκής), Μαρκ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office:value-type="string" calcext:value-type="string">
            <text:p>Ζαχαρίου του νέου ιερομάρτυρος επισκόπου Κορίνθου, Ιωάννου της «Κλίμακος», Προφήτου Ιωήλ, Οσίου Ιωάννου του εν τω ξηρώ φρέατι, Ιωάννου πατριάρχου Ιεροσολύμων, Οσίας Ευβούλης μητρός αγίου Παντελεήμονος, Σωφρονίου επισκόπου Ιρκούτσκ</text:p>
          </table:table-cell>
          <table:table-cell office:value-type="string" calcext:value-type="string">
            <text:p>[Ανεπίσημα] Ζαχαρίας (Ζάκης, Ζάχαρης, Ζάχαρος), Ζαχάρω (Ζάκι, Ζαχαρένια)</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office:value-type="string" calcext:value-type="string">
            <text:p>Ιερομαρτύρων Υπατίου επισκόπου Γαγγρών, Αυδά επισκόπου εν Περσία και των συν αυτώ εννέα μαρτύρων, Των εν Ερμουπόλει Αιγύπτου Βενιαμίν διακόνου, Μενάνδρου, Σαβίνου και ετέρων 38, Μάρτυρος Θεοφίλου του Κρητός και των συν αυτώ μαρτυρησάντων, Οσίων Ακακίου επισκόπου Μελιτηνής, Βλασίου του εξ Αμορίου και Στεφάνου του θαυματουργού, Ιωνά και Ιννοκεντίου μητροπολιτών Μόσχας, Μάρτυρος Βίκτωρος, Οσίου Βλασίου του εξ Αμορίου, Οσίου Στεφάνου του Θαυματουργού, Αγίου Ιωάννου του πρίγκηπος</text:p>
          </table:table-cell>
          <table:table-cell office:value-type="string" calcext:value-type="string">
            <text:p>Υπάτιος (Υπάτης, Υπατος), Υπατία (Υπατή)</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2">00/00/0000</text:date>, <text:time style:data-style-name="N2" text:time-value="15:35:30.17155979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2T18:59:12.044764310</dc:date>
    <meta:editing-duration>P1DT23H49M41S</meta:editing-duration>
    <meta:editing-cycles>42</meta:editing-cycles>
    <meta:generator>LibreOffice/6.3.4.2.0$Linux_X86_64 LibreOffice_project/30$Build-2</meta:generator>
    <meta:document-statistic meta:table-count="1" meta:cell-count="2310" meta:object-count="0"/>
  </office:meta>
</office:document-meta>
</file>